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9.45cm" fo:min-width="20.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2.35cm" fo:min-width="2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7.45cm" fo:min-width="7.9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1.25cm" fo:min-width="6.6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color="#99ff99" fo:font-size="28pt" style:font-size-asian="28pt" style:font-size-complex="28pt"/>
    </style:style>
    <style:style style:name="P5" style:family="paragraph">
      <style:paragraph-properties fo:text-align="center"/>
      <style:text-properties fo:color="#99ff99"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99ff99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cm" svg:height="2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805cm" svg:height="1.276cm" svg:x="9.1cm" svg:y="0.6cm">
          <draw:text-box>
            <text:p text:style-name="P2"><text:span text:style-name="T1">Menu</text:span></text:p>
          </draw:text-box>
        </draw:frame>
        <draw:custom-shape draw:style-name="gr4" draw:text-style-name="P3" draw:layer="layout" svg:width="16.8cm" svg:height="15.4cm" svg:x="2.5cm" svg:y="7.3cm">
          <text:p text:style-name="P1"><text:span text:style-name="T2">Logo Simplon</text:span></text:p>
          <text:p text:style-name="P1"><text:span text:style-name="T2">Roubai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7.5cm" svg:height="1.5cm" draw:transform="rotate (0.765675942849912) translate (1.6cm 12.398cm)">
          <draw:text-box>
            <text:p text:style-name="P4"><text:span text:style-name="T3">In code</text:span></text:p>
          </draw:text-box>
        </draw:frame>
        <draw:custom-shape draw:style-name="gr6" draw:text-style-name="P5" draw:layer="layout" svg:width="7.1cm" svg:height="1.5cm" draw:transform="rotate (-0.818559419185341) translate (14.472cm 7.345cm)">
          <text:p text:style-name="P5"><text:span text:style-name="T3">We trus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6-07-26T17:45:52.041200576</meta:creation-date>
    <dc:date>2016-07-26T17:56:51.668949365</dc:date>
    <dc:creator>thomas </dc:creator>
    <meta:editing-duration>PT11M1S</meta:editing-duration>
    <meta:editing-cycles>1</meta:editing-cycles>
    <meta:document-statistic meta:object-count="6"/>
    <meta:generator>LibreOffice/4.3.3.2$Linux_X86_64 LibreOffice_project/430m0$Build-2</meta:generator>
  </office:meta>
</office:document-meta>
</file>